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2323dc" draw:textarea-horizontal-align="center" draw:textarea-vertical-align="middle"/>
    </style:style>
    <style:style style:name="gr3" style:family="graphic" style:parent-style-name="standard">
      <style:graphic-properties draw:fill="solid" draw:fill-color="#0080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Impact" style:font-family-generic="swiss" style:font-pitch="variable" fo:font-size="48pt" style:font-size-asian="48pt" style:font-size-complex="48pt"/>
    </style:style>
    <style:style style:name="T1" style:family="text">
      <style:text-properties fo:font-family="Impact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9cm" svg:height="2cm" svg:x="1cm" svg:y="1cm">
          <text:p text:style-name="P1"><text:span text:style-name="T1">SOLARMONITOR.ORG</text:span></text:p>
        </draw:rect>
        <draw:rect draw:style-name="gr1" draw:text-style-name="P1" draw:id="id1" draw:layer="layout" svg:width="7.5cm" svg:height="3cm" svg:x="3.5cm" svg:y="6cm">
          <text:p text:style-name="P1">INDEX.PHP</text:p>
        </draw:rect>
        <draw:rect draw:style-name="gr2" draw:text-style-name="P1" draw:id="id12" draw:layer="layout" svg:width="5.5cm" svg:height="1.5cm" svg:x="11cm" svg:y="6cm">
          <text:p text:style-name="P1">include.php</text:p>
        </draw:rect>
        <draw:rect draw:style-name="gr3" draw:text-style-name="P1" draw:id="id11" draw:layer="layout" svg:width="5.5cm" svg:height="1.5cm" svg:x="11cm" svg:y="7.5cm">
          <text:p text:style-name="P1">$title: “www.Solar...”</text:p>
          <text:p text:style-name="P1">$indexnum = “1”</text:p>
        </draw:rect>
        <draw:rect draw:style-name="gr1" draw:text-style-name="P1" draw:id="id2" draw:layer="layout" svg:width="5cm" svg:height="1.5cm" svg:x="5.5cm" svg:y="9.5cm">
          <text:p text:style-name="P1">write_header</text:p>
        </draw:rect>
        <draw:rect draw:style-name="gr1" draw:text-style-name="P1" draw:id="id3" draw:layer="layout" svg:width="5cm" svg:height="1.5cm" svg:x="5.5cm" svg:y="11.5cm">
          <text:p text:style-name="P1">write_title</text:p>
        </draw:rect>
        <draw:rect draw:style-name="gr1" draw:text-style-name="P1" draw:id="id4" draw:layer="layout" svg:width="5cm" svg:height="1.5cm" svg:x="5.5cm" svg:y="13.5cm">
          <text:p text:style-name="P1">write_left</text:p>
        </draw:rect>
        <draw:rect draw:style-name="gr1" draw:text-style-name="P1" draw:id="id5" draw:layer="layout" svg:width="5cm" svg:height="1.5cm" svg:x="5.5cm" svg:y="15.5cm">
          <text:p text:style-name="P1">write_index_body</text:p>
        </draw:rect>
        <draw:rect draw:style-name="gr1" draw:text-style-name="P1" draw:id="id6" draw:layer="layout" svg:width="5cm" svg:height="1.5cm" svg:x="5.5cm" svg:y="17.4cm">
          <text:p text:style-name="P1">write_right</text:p>
        </draw:rect>
        <draw:rect draw:style-name="gr1" draw:text-style-name="P1" draw:id="id7" draw:layer="layout" svg:width="5cm" svg:height="1.5cm" svg:x="5.5cm" svg:y="19.2cm">
          <text:p text:style-name="P1">write_bottom</text:p>
        </draw:rect>
        <draw:rect draw:style-name="gr1" draw:text-style-name="P1" draw:id="id8" draw:layer="layout" svg:width="5cm" svg:height="1.5cm" svg:x="5.5cm" svg:y="21.1cm">
          <text:p text:style-name="P1">write_ar_table</text:p>
        </draw:rect>
        <draw:rect draw:style-name="gr1" draw:text-style-name="P1" draw:id="id9" draw:layer="layout" svg:width="5cm" svg:height="1.5cm" svg:x="5.5cm" svg:y="22.9cm">
          <text:p text:style-name="P1">write_events</text:p>
        </draw:rect>
        <draw:rect draw:style-name="gr1" draw:text-style-name="P1" draw:id="id10" draw:layer="layout" svg:width="5cm" svg:height="1.5cm" svg:x="5.5cm" svg:y="24.8cm">
          <text:p text:style-name="P1">write_footer</text:p>
        </draw:rect>
        <draw:connector draw:style-name="gr4" draw:text-style-name="P1" draw:layer="layout" svg:x1="3.5cm" svg:y1="7.5cm" svg:x2="5.5cm" svg:y2="10.25cm" draw:start-shape="id1" draw:end-shape="id2" draw:end-glue-point="3" svg:d="m3500 7500h-501v2750h2501">
          <text:p/>
        </draw:connector>
        <draw:connector draw:style-name="gr4" draw:text-style-name="P1" draw:layer="layout" svg:x1="3.5cm" svg:y1="7.5cm" svg:x2="5.5cm" svg:y2="12.25cm" draw:start-shape="id1" draw:start-glue-point="3" draw:end-shape="id3" draw:end-glue-point="3" svg:d="m3500 7500h-501v4750h2501">
          <text:p/>
        </draw:connector>
        <draw:connector draw:style-name="gr4" draw:text-style-name="P1" draw:layer="layout" svg:x1="3.5cm" svg:y1="7.5cm" svg:x2="5.5cm" svg:y2="14.25cm" draw:start-shape="id1" draw:end-shape="id4" draw:end-glue-point="3" svg:d="m3500 7500h-501v6750h2501">
          <text:p/>
        </draw:connector>
        <draw:connector draw:style-name="gr4" draw:text-style-name="P1" draw:layer="layout" svg:x1="3.5cm" svg:y1="7.5cm" svg:x2="5.5cm" svg:y2="16.25cm" draw:start-shape="id1" draw:end-shape="id5" draw:end-glue-point="3" svg:d="m3500 7500h-501v8750h2501">
          <text:p/>
        </draw:connector>
        <draw:connector draw:style-name="gr4" draw:text-style-name="P1" draw:layer="layout" svg:x1="3.5cm" svg:y1="7.5cm" svg:x2="5.5cm" svg:y2="18.15cm" draw:start-shape="id1" draw:end-shape="id6" draw:end-glue-point="3" svg:d="m3500 7500h-501v10650h2501">
          <text:p/>
        </draw:connector>
        <draw:connector draw:style-name="gr4" draw:text-style-name="P1" draw:layer="layout" svg:x1="3.5cm" svg:y1="7.5cm" svg:x2="5.5cm" svg:y2="19.95cm" draw:start-shape="id1" draw:end-shape="id7" draw:end-glue-point="3" svg:d="m3500 7500h-501v12450h2501">
          <text:p/>
        </draw:connector>
        <draw:connector draw:style-name="gr4" draw:text-style-name="P1" draw:layer="layout" svg:x1="3.5cm" svg:y1="7.5cm" svg:x2="5.5cm" svg:y2="21.85cm" draw:start-shape="id1" draw:end-shape="id8" draw:end-glue-point="3" svg:d="m3500 7500h-501v14350h2501">
          <text:p/>
        </draw:connector>
        <draw:connector draw:style-name="gr4" draw:text-style-name="P1" draw:layer="layout" svg:x1="3.5cm" svg:y1="7.5cm" svg:x2="5.5cm" svg:y2="23.65cm" draw:start-shape="id1" draw:end-shape="id9" draw:end-glue-point="3" svg:d="m3500 7500h-501v16150h2501">
          <text:p/>
        </draw:connector>
        <draw:connector draw:style-name="gr4" draw:text-style-name="P1" draw:layer="layout" svg:x1="3.5cm" svg:y1="7.5cm" svg:x2="5.5cm" svg:y2="25.55cm" draw:start-shape="id1" draw:end-shape="id10" draw:end-glue-point="3" svg:d="m3500 7500h-501v18050h2501">
          <text:p/>
        </draw:connector>
        <draw:connector draw:style-name="gr5" draw:text-style-name="P1" draw:layer="layout" svg:x1="13.75cm" svg:y1="9cm" svg:x2="10.5cm" svg:y2="12.25cm" draw:start-shape="id11" draw:end-shape="id3" draw:end-glue-point="1" svg:d="m13750 9000v3250h-3250">
          <text:p/>
        </draw:connector>
        <draw:connector draw:style-name="gr4" draw:text-style-name="P1" draw:layer="layout" svg:x1="16.5cm" svg:y1="6.75cm" svg:x2="10.5cm" svg:y2="10.25cm" draw:start-shape="id12" draw:start-glue-point="1" draw:end-shape="id2" svg:d="m16500 6750h501v3500h-6501">
          <text:p/>
        </draw:connector>
        <draw:connector draw:style-name="gr6" draw:text-style-name="P1" draw:layer="layout" svg:x1="10.5cm" svg:y1="14.25cm" svg:x2="16.5cm" svg:y2="6.75cm" draw:start-shape="id4" draw:start-glue-point="1" draw:end-shape="id12" draw:end-glue-point="1" svg:d="m10500 14250h6501v-7500h-501">
          <text:p/>
        </draw:connector>
        <draw:connector draw:style-name="gr6" draw:text-style-name="P1" draw:layer="layout" svg:x1="10.5cm" svg:y1="16.25cm" svg:x2="16.5cm" svg:y2="6.75cm" draw:start-shape="id5" draw:end-shape="id12" draw:end-glue-point="1" svg:d="m10500 16250h6501v-9500h-501">
          <text:p/>
        </draw:connector>
        <draw:connector draw:style-name="gr6" draw:text-style-name="P1" draw:layer="layout" svg:x1="10.5cm" svg:y1="18.15cm" svg:x2="16.5cm" svg:y2="6.75cm" draw:start-shape="id6" draw:start-glue-point="1" draw:end-shape="id12" draw:end-glue-point="1" svg:d="m10500 18150h6501v-11400h-501">
          <text:p/>
        </draw:connector>
        <draw:connector draw:style-name="gr6" draw:text-style-name="P1" draw:layer="layout" svg:x1="10.5cm" svg:y1="19.95cm" svg:x2="16.5cm" svg:y2="6.75cm" draw:start-shape="id7" draw:start-glue-point="1" draw:end-shape="id12" draw:end-glue-point="1" svg:d="m10500 19950h6501v-13200h-501">
          <text:p/>
        </draw:connector>
        <draw:connector draw:style-name="gr6" draw:text-style-name="P1" draw:layer="layout" svg:x1="10.5cm" svg:y1="21.85cm" svg:x2="16.5cm" svg:y2="6.75cm" draw:start-shape="id8" draw:end-shape="id12" draw:end-glue-point="1" svg:d="m10500 21850h6501v-15100h-501">
          <text:p/>
        </draw:connector>
        <draw:connector draw:style-name="gr6" draw:text-style-name="P1" draw:layer="layout" svg:x1="10.5cm" svg:y1="23.65cm" svg:x2="16.5cm" svg:y2="6.75cm" draw:start-shape="id9" draw:end-shape="id12" draw:end-glue-point="1" svg:d="m10500 23650h6501v-16900h-501">
          <text:p/>
        </draw:connector>
        <draw:connector draw:style-name="gr6" draw:text-style-name="P1" draw:layer="layout" svg:x1="10.5cm" svg:y1="25.55cm" svg:x2="16.5cm" svg:y2="6.75cm" draw:start-shape="id10" draw:end-shape="id12" draw:end-glue-point="1" svg:d="m10500 25550h6501v-18800h-501">
          <text:p/>
        </draw:connector>
        <draw:connector draw:style-name="gr6" draw:text-style-name="P1" draw:layer="layout" svg:x1="10.5cm" svg:y1="12.25cm" svg:x2="16.5cm" svg:y2="6.75cm" draw:start-shape="id3" draw:end-shape="id12" draw:end-glue-point="1" svg:d="m10500 12250h6501v-5500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Perez-Suarez</meta:initial-creator>
    <meta:creation-date>2010-06-11T19:33:29</meta:creation-date>
    <dc:date>2010-06-11T19:51:18</dc:date>
    <dc:creator>David Perez-Suarez</dc:creator>
    <meta:editing-duration>PT00H11M52S</meta:editing-duration>
    <meta:editing-cycles>2</meta:editing-cycles>
    <meta:generator>OpenOffice.org/3.2$Unix OpenOffice.org_project/320m12$Build-9483</meta:generator>
    <meta:document-statistic meta:object-count="32"/>
  </office:meta>
</office:document-meta>
</file>